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16B850E4525BCC46BF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215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12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/>
      <style:text-properties fo:font-size="10pt" style:font-size-asian="16pt" style:font-size-complex="16pt"/>
    </style:style>
    <style:style style:name="P10" style:family="paragraph">
      <loext:graphic-properties draw:fill="none"/>
      <style:text-properties fo:font-size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8pt" fo:font-style="italic" style:font-size-asian="12pt" style:font-size-complex="12pt"/>
    </style:style>
    <style:style style:name="P14" style:family="paragraph">
      <loext:graphic-properties draw:fill="none"/>
      <style:text-properties fo:font-size="8pt" fo:font-style="italic" style:font-size-asian="12pt" style:font-size-complex="12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asian="16pt" style:font-size-complex="16pt"/>
    </style:style>
    <style:style style:name="T4" style:family="text">
      <style:text-properties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21.613cm" svg:height="6.887cm" svg:x="0.969cm" svg:y="17.192cm">
          <draw:text-box>
            <text:p text:style-name="P1"/>
            <text:p text:style-name="P1">Intake Form</text:p>
            <text:p text:style-name="P1">Scan Card #</text:p>
            <text:p text:style-name="P1"/>
            <text:p text:style-name="P1">112</text:p>
            <text:p text:style-name="P1">9 Goodwill</text:p>
            <text:p text:style-name="P1">SAN FRANCISCO BAY</text:p>
            <text:p text:style-name="P1"/>
            <text:p text:style-name="P1"/>
            <text:p text:style-name="P1">JK</text:p>
            <text:p text:style-name="P1">Contact Information</text:p>
            <text:p text:style-name="P1">Name KELLY</text:p>
          </draw:text-box>
        </draw:frame>
        <draw:frame draw:style-name="gr2" draw:text-style-name="P3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5" draw:layer="layout" svg:width="4.11cm" svg:height="0.953cm" svg:x="1cm" svg:y="2.059cm">
          <draw:text-box>
            <text:p text:style-name="P4"><text:span text:style-name="T1">Intake </text:span><text:span text:style-name="T1">Form</text:span></text:p>
          </draw:text-box>
        </draw:frame>
        <draw:control draw:style-name="standard" draw:text-style-name="P6" draw:layer="controls" svg:width="6.323cm" svg:height="0.635cm" svg:x="7.09cm" svg:y="17.51cm" draw:control="control1"/>
        <draw:frame draw:style-name="gr4" draw:text-style-name="P8" draw:layer="layout" svg:width="3.478cm" svg:height="0.725cm" svg:x="1cm" svg:y="3.002cm">
          <draw:text-box>
            <text:p text:style-name="P7">Scan Card #:</text:p>
          </draw:text-box>
        </draw:frame>
        <draw:frame draw:style-name="gr5" draw:text-style-name="P9" draw:layer="layout" svg:width="3.794cm" svg:height="0.645cm" svg:x="5.378cm" svg:y="3.54cm">
          <draw:text-box>
            <text:p text:style-name="P7"><text:span text:style-name="T2">Entered</text:span><text:span text:style-name="T3"> In WFC:</text:span></text:p>
          </draw:text-box>
        </draw:frame>
        <draw:frame draw:style-name="gr6" draw:text-style-name="P10" draw:layer="layout" svg:width="2.815cm" svg:height="0.963cm" svg:x="1.031cm" svg:y="3.529cm">
          <draw:text-box>
            <text:p text:style-name="P7">Entered in CT:</text:p>
          </draw:text-box>
        </draw:frame>
        <draw:control draw:style-name="gr7" draw:text-style-name="P11" draw:layer="controls" svg:width="1.265cm" svg:height="0.952cm" svg:x="14.045cm" svg:y="17.827cm" draw:control="control2"/>
        <draw:control draw:style-name="gr7" draw:text-style-name="P11" draw:layer="controls" svg:width="1.897cm" svg:height="0.952cm" svg:x="16.891cm" svg:y="17.51cm" draw:control="control3"/>
        <draw:line draw:style-name="gr8" draw:text-style-name="P12" draw:layer="layout" svg:x1="3.639cm" svg:y1="4.041cm" svg:x2="5.128cm" svg:y2="4.041cm">
          <text:p/>
        </draw:line>
        <draw:line draw:style-name="gr9" draw:text-style-name="P12" draw:layer="layout" svg:x1="3.529cm" svg:y1="3.382cm" svg:x2="9.852cm" svg:y2="3.382cm">
          <text:p/>
        </draw:line>
        <draw:frame draw:style-name="gr10" draw:text-style-name="P14" draw:layer="layout" svg:width="20.143cm" svg:height="1.323cm" svg:x="0.859cm" svg:y="4.439cm">
          <draw:text-box>
            <text:p text:style-name="P13"><text:span text:style-name="T4">The </text:span><text:span text:style-name="T4">infor</text:span><text:span text:style-name="T4">matio</text:span><text:span text:style-name="T4">n </text:span><text:span text:style-name="T4">collec</text:span><text:span text:style-name="T4">ted in </text:span><text:span text:style-name="T4">this </text:span><text:span text:style-name="T4">form </text:span><text:span text:style-name="T4">will </text:span><text:span text:style-name="T4">be </text:span><text:span text:style-name="T4">kept </text:span><text:span text:style-name="T4">confi</text:span><text:span text:style-name="T4">denti</text:span><text:span text:style-name="T4">al </text:span><text:span text:style-name="T4">and </text:span><text:span text:style-name="T4">will </text:span><text:span text:style-name="T4">be </text:span><text:span text:style-name="T4">used </text:span><text:span text:style-name="T4">to </text:span><text:span text:style-name="T4">help </text:span><text:span text:style-name="T4">us </text:span><text:span text:style-name="T4">provi</text:span><text:span text:style-name="T4">de </text:span><text:span text:style-name="T4">servi</text:span><text:span text:style-name="T4">ces </text:span><text:span text:style-name="T4">that </text:span><text:span text:style-name="T4">best </text:span><text:span text:style-name="T4">meet </text:span><text:span text:style-name="T4">your </text:span><text:span text:style-name="T4">empl</text:span><text:span text:style-name="T4">oyme</text:span><text:span text:style-name="T4">nt-</text:span><text:span text:style-name="T4">relate</text:span><text:span text:style-name="T4">d </text:span><text:span text:style-name="T4">need</text:span><text:span text:style-name="T4">s </text:span><text:span text:style-name="T4">Pleas</text:span><text:span text:style-name="T4">e </text:span><text:span text:style-name="T4">note </text:span><text:span text:style-name="T4">that </text:span><text:span text:style-name="T4">all </text:span><text:span text:style-name="T4">fields </text:span><text:span text:style-name="T4">mark</text:span><text:span text:style-name="T4">ed </text:span><text:span text:style-name="T4">with </text:span><text:span text:style-name="T4">on </text:span><text:span text:style-name="T4">asteri</text:span><text:span text:style-name="T4">sk (*) </text:span><text:span text:style-name="T4">are </text:span><text:span text:style-name="T4">requir</text:span><text:span text:style-name="T4">ed; all </text:span><text:span text:style-name="T4">other </text:span><text:span text:style-name="T4">infor</text:span><text:span text:style-name="T4">matio</text:span><text:span text:style-name="T4">n con </text:span><text:span text:style-name="T4">be </text:span><text:span text:style-name="T4">consi</text:span><text:span text:style-name="T4">dered </text:span><text:span text:style-name="T4">optio</text:span><text:span text:style-name="T4">nal. </text:span><text:span text:style-name="T4">We </text:span><text:span text:style-name="T4">appre</text:span><text:span text:style-name="T4">ciate </text:span><text:span text:style-name="T4">your </text:span><text:span text:style-name="T4">effort</text:span><text:span text:style-name="T4">s to </text:span><text:span text:style-name="T4">fill out </text:span><text:span text:style-name="T4">this </text:span><text:span text:style-name="T4">form </text:span><text:span text:style-name="T4">as </text:span><text:span text:style-name="T4">comp</text:span><text:span text:style-name="T4">letely </text:span><text:span text:style-name="T4">as </text:span><text:span text:style-name="T4">possi</text:span><text:span text:style-name="T4">ble </text:span><text:span text:style-name="T4">Than</text:span><text:span text:style-name="T4">k you </text:span><text:span text:style-name="T4">for </text:span><text:span text:style-name="T4">your </text:span><text:span text:style-name="T4">coop</text:span><text:span text:style-name="T4">eratio</text:span><text:span text:style-name="T4">n. </text:span></text:p>
          </draw:text-box>
        </draw:frame>
        <draw:line draw:style-name="gr8" draw:text-style-name="P12" draw:layer="controls" svg:x1="8.402cm" svg:y1="4.075cm" svg:x2="9.891cm" svg:y2="4.075cm">
          <text:p/>
        </draw:line>
        <draw:line draw:style-name="gr8" draw:text-style-name="P12" draw:layer="controls" svg:x1="1.098cm" svg:y1="6.397cm" svg:x2="2.587cm" svg:y2="6.397cm">
          <text:p/>
        </draw:line>
        <draw:frame draw:style-name="gr11" draw:text-style-name="P16" draw:layer="controls" svg:width="18.032cm" svg:height="1.039cm" svg:x="2.335cm" svg:y="5.932cm">
          <draw:text-box>
            <text:p text:style-name="P15"><text:span text:style-name="T5"><text:s/></text:span><text:span text:style-name="T5">Please </text:span><text:span text:style-name="T5">initial </text:span><text:span text:style-name="T5">here if </text:span><text:span text:style-name="T5">you </text:span><text:span text:style-name="T5">would </text:span><text:span text:style-name="T5">like us </text:span><text:span text:style-name="T5">to </text:span><text:span text:style-name="T5">share </text:span><text:span text:style-name="T5">this </text:span><text:span text:style-name="T5">form </text:span><text:span text:style-name="T5">with </text:span><text:span text:style-name="T5">San </text:span><text:span text:style-name="T5">Franci</text:span><text:span text:style-name="T5">sco </text:span><text:span text:style-name="T5">Huma</text:span><text:span text:style-name="T5">n </text:span><text:span text:style-name="T5">Servic</text:span><text:span text:style-name="T5">es </text:span><text:span text:style-name="T5">Agenc</text:span><text:span text:style-name="T5">y to </text:span><text:span text:style-name="T5">asses</text:span><text:span text:style-name="T5">s</text:span></text:p>
            <text:p text:style-name="P15"><text:span text:style-name="T5"/></text:p>
          </draw:text-box>
        </draw:frame>
        <draw:frame draw:style-name="gr12" draw:text-style-name="P10" draw:layer="controls" svg:width="16.021cm" svg:height="0.646cm" svg:x="1.317cm" svg:y="6.397cm">
          <draw:text-box>
            <text:p text:style-name="P7"><text:span text:style-name="T6">eligibility for additional benefits and </text:span><text:span text:style-name="T6">services such as cash aid, CalFresh, </text:span><text:span text:style-name="T6">CalWORKs, and Medi-Cal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2:52:06.870022539</dc:date>
    <meta:editing-duration>PT49M49S</meta:editing-duration>
    <meta:editing-cycles>13</meta:editing-cycles>
    <meta:document-statistic meta:object-count="16"/>
  </office:meta>
</office:document-meta>
</file>